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Heading_20_1">
      <style:text-properties style:font-name="Times New Roman" fo:font-size="14pt" style:font-size-asian="14pt" style:font-size-complex="14pt"/>
    </style:style>
    <style:style style:name="P8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2"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1"/>
    <style:style style:name="P14" style:family="paragraph" style:parent-style-name="Standard" style:list-style-name="WW8Num7"/>
    <style:style style:name="P15" style:family="paragraph" style:parent-style-name="Standard" style:list-style-name="L5"/>
    <style:style style:name="P16" style:family="paragraph" style:parent-style-name="Standard" style:list-style-name="L4">
      <style:text-properties fo:font-weight="bold" style:font-weight-asian="bold" style:font-weight-complex="bold"/>
    </style:style>
    <style:style style:name="P17" style:family="paragraph" style:parent-style-name="Standard" style:list-style-name="L6"/>
    <style:style style:name="P18" style:family="paragraph" style:parent-style-name="Standard" style:list-style-name="L3">
      <style:paragraph-properties fo:margin-left="0cm" fo:margin-right="0cm" fo:text-indent="0cm" style:auto-text-indent="false"/>
    </style:style>
    <style:style style:name="P19" style:family="paragraph" style:parent-style-name="Title" style:master-page-name="Standard">
      <style:paragraph-properties style:page-number="auto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text:tab/><text:span text:style-name="T6">Memória Virtual<text:line-break/><text:tab/><text:tab/><text:tab/>Caso de Uso: Busca Completa</text:span></text:p>
      <text:h text:style-name="P7" text:outline-level="1">Breve Descrição</text:h>
      <text:p text:style-name="P6"><text:s text:c="4"/>O caso de uso Busca Completa permite a realização de pesquisa dos dados cadastrados na base de dados do sistema,ou seja a busca, exibição e alteração de bens,instituições e usuários cadastrados.</text:p>
      <text:h text:style-name="P7" text:outline-level="1">Breve Descrição dos Atores</text:h>
      <text:h text:style-name="P8" text:outline-level="2">Administração : Administrador, Gerente, Revisor e Catalogador realizam Busca Completa, ou seja tem acesso irrestrito ao sistema.</text:h>
      <text:h text:style-name="P7" text:outline-level="1">Pré-Condições</text:h>
      <text:p text:style-name="Standard"><text:s text:c="4"/>É requisitada uma senha do usuário para acessar seu nível no sistema.</text:p>
      <text:p text:style-name="Standard"/>
      <text:h text:style-name="P7" text:outline-level="1">Fluxo Básico de Eventos</text:h>
      <text:list xml:id="list30404058" text:style-name="WW8Num7">
        <text:list-header>
          <text:p text:style-name="P14">4. 1.O usuário entra no sistema e fornece loggin e senha;</text:p>
          <text:p text:style-name="P14">4.2 O sistema valida o loggin e a senha;</text:p>
          <text:p text:style-name="P14">4.3 O sistema exibe a página inicial personalizada do administrador;</text:p>
          <text:p text:style-name="P14">4.4 O usuário vai até o ícone de busca;</text:p>
          <text:p text:style-name="P14">4.5. Digita a pesquisa desejada;</text:p>
          <text:p text:style-name="P14">4.6. Submete a pesquisa;</text:p>
        </text:list-header>
      </text:list>
      <text:list xml:id="list30418263" text:style-name="L1">
        <text:list-header>
          <text:p text:style-name="P13">4.7 O sistema avalia a requisição do usuário e retorna o resultado;</text:p>
          <text:p text:style-name="P13">4.8 O sistema exibe o resultado da pesquisa;</text:p>
          <text:p text:style-name="P13">4.9 O usuário altera, exclui os dados buscados;</text:p>
          <text:p text:style-name="P13">4.10 O usuário submete a operação realizada;</text:p>
          <text:p text:style-name="P13">4.11 O sistema valida a operação realizada no item 4.9 e 4.10 e emite uma mensagem de sucesso;</text:p>
          <text:p text:style-name="P13">4.12 O usuário finaliza a operação de busca;</text:p>
          <text:p text:style-name="P13">4.13 O sistema retorna para a página inicial.</text:p>
        </text:list-header>
      </text:list>
      <text:h text:style-name="P7" text:outline-level="1">Fluxos Alternativos</text:h>
      <text:h text:style-name="P9" text:outline-level="2">Fluxo Alternativo 1</text:h>
      <text:p text:style-name="Standard">Se 4.2 falhar então</text:p>
      <text:list xml:id="list30408088" text:style-name="L2">
        <text:list-item>
          <text:list>
            <text:list-item>
              <text:list>
                <text:list-item>
                  <text:p text:style-name="P10">o sistema retorna uma mensagem de erro;</text:p>
                </text:list-item>
                <text:list-item>
                  <text:p text:style-name="P10">retorna para 4.13</text:p>
                  <text:p text:style-name="P10"/>
                </text:list-item>
              </text:list>
            </text:list-item>
          </text:list>
        </text:list-item>
      </text:list>
      <text:p text:style-name="Standard">5.2 <text:span text:style-name="T5">Fluxo Alternativo 2</text:span></text:p>
      <text:p text:style-name="Standard">Se 4.7 <text:s/>falhar então</text:p>
      <text:list xml:id="list30408395" text:style-name="L3">
        <text:list-item>
          <text:list>
            <text:list-item>
              <text:list>
                <text:list-item>
                  <text:p text:style-name="P11">o sistema retorna uma mensagem de erro;</text:p>
                  <text:p text:style-name="P18"><text:s text:c="18"/>2. <text:s text:c="2"/>retorna para o passo 4.3</text:p>
                  <text:p text:style-name="P18">5.3 <text:span text:style-name="T5">Fluxo Alternativo 3</text:span></text:p>
                  <text:p text:style-name="P18">Se 4.11 falhar entao</text:p>
                  <text:p text:style-name="P18"><text:s/><text:tab/><text:tab/>1. o sistema retorna mensagem de erro;</text:p>
                  <text:p text:style-name="P18"><text:soft-page-break/><text:s text:c="24"/>2. o sistema retorna para o passo 4.3.</text:p>
                </text:list-item>
              </text:list>
            </text:list-item>
          </text:list>
        </text:list-item>
      </text:list>
      <text:h text:style-name="P7" text:outline-level="1">Cenários</text:h>
      <text:list xml:id="list30507431" text:style-name="L5">
        <text:list-item>
          <text:list>
            <text:list-header>
              <text:p text:style-name="P15"><text:s text:c="12"/><text:span text:style-name="T3">6.1 <text:s text:c="3"/>Cenário de Loggin e senha</text:span></text:p>
              <text:p text:style-name="P15"/>
            </text:list-header>
          </text:list>
        </text:list-item>
      </text:list>
      <text:list xml:id="list30411655" text:style-name="L4">
        <text:list-item>
          <text:list>
            <text:list-item>
              <text:list>
                <text:list-item>
                  <text:p text:style-name="P12">O usuário submete sua senha e loggin;</text:p>
                </text:list-item>
                <text:list-item>
                  <text:p text:style-name="P12">O sistema valida a senha e loggin;</text:p>
                </text:list-item>
                <text:list-item>
                  <text:p text:style-name="P12">O sistema exibe a página personalizada da administração.</text:p>
                  <text:p text:style-name="P12"/>
                  <text:p text:style-name="P16">6.2 Cenário de Busca</text:p>
                </text:list-item>
              </text:list>
            </text:list-item>
          </text:list>
        </text:list-item>
      </text:list>
      <text:p text:style-name="Standard"/>
      <text:list xml:id="list31152228" text:continue-list="list30404058" text:style-name="WW8Num7">
        <text:list-header>
          <text:p text:style-name="P14">6. 2.1 O usuário vai até o ícone de busca;</text:p>
          <text:p text:style-name="P14">6.2.2 <text:s/>Digita a pesquisa desejada;</text:p>
          <text:p text:style-name="P14">6.2.3. Submete a pesquisa;</text:p>
        </text:list-header>
      </text:list>
      <text:list xml:id="list31147893" text:continue-list="list30418263" text:style-name="L1">
        <text:list-header>
          <text:p text:style-name="P13">6.2.4 O sistema avalia e retorna o resultado;</text:p>
          <text:p text:style-name="P13">6.2.5 O sistema exibe o resultado da pesquisa.</text:p>
          <text:p text:style-name="P20"/>
          <text:p text:style-name="P13"><text:s text:c="4"/><text:span text:style-name="T3"><text:s/>6 .3 Cenário de edição/exclusão de dados</text:span></text:p>
          <text:p text:style-name="P13"/>
          <text:p text:style-name="P13">6.3.1 O usuário faz as mudanças necessárias nos dados recuperados pela busca;</text:p>
          <text:p text:style-name="P13">6.3.2 O usuário salva as mudanças;</text:p>
          <text:p text:style-name="P13">6.3.3 O sistema válida tais mudanças;</text:p>
          <text:p text:style-name="P13">6.3.4 O sistema retorna uma mensagem de sucesso ;</text:p>
          <text:p text:style-name="P13">6.3.5 O sistema exibe a página personalizada da administração.</text:p>
          <text:p text:style-name="P21"/>
        </text:list-header>
      </text:list>
      <text:h text:style-name="P7" text:outline-level="1">Pós-Condições</text:h>
      <text:p text:style-name="Standard"><text:tab/>7.1 O usuário visualiza os resultados das operações realizadas;</text:p>
      <text:p text:style-name="Standard"><text:tab/>7.2 <text:s/>Finalizar o acesso ;</text:p>
      <text:p text:style-name="Standard"><text:tab/>7.3 Faz nova busca e novas alterações;</text:p>
      <text:p text:style-name="Standard"><text:tab/>7.4 Exibir relatórios sobre o sistema.</text:p>
      <text:h text:style-name="P7" text:outline-level="1">Requisitos Especiais</text:h>
      <text:list xml:id="list30601458" text:style-name="L6">
        <text:list-item>
          <text:list>
            <text:list-item>
              <text:p text:style-name="P17">Requisitos básicos para a visualização das imagens e conteúdo;</text:p>
            </text:list-item>
            <text:list-item>
              <text:p text:style-name="P17">Requisitos mínimos para a execução do sistema;</text:p>
            </text:list-item>
            <text:list-item>
              <text:p text:style-name="P17">Conhecimentos básicos sobre o funcionamento do sistem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completa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8</meta:editing-cycles>
    <meta:editing-duration>PT01H36M31S</meta:editing-duration>
    <dc:date>2010-03-16T11:02:28.96</dc:date>
    <meta:generator>BrOffice.org/3.2$Win32 OpenOffice.org_project/320m12$Build-9483</meta:generator>
    <meta:document-statistic meta:table-count="2" meta:image-count="0" meta:object-count="0" meta:page-count="2" meta:paragraph-count="64" meta:word-count="462" meta:character-count="2750"/>
  </office:meta>
</office:document-meta>
</file>